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2000002CA5EBD54BDB4DD73A1.png" manifest:media-type="image/png"/>
  <manifest:file-entry manifest:full-path="Pictures/100000000000032D000001F830912E7C9744A658.png" manifest:media-type="image/png"/>
  <manifest:file-entry manifest:full-path="Pictures/100002010000024C000001E3D6A31EA64EF87522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1.89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39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5" style:family="graphic" style:parent-style-name="standard">
      <style:graphic-properties draw:stroke="none" draw:fill="none" fo:min-height="6.862cm"/>
      <style:paragraph-properties style:writing-mode="lr-tb"/>
    </style:style>
    <style:style style:name="gr16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7.01cm" fo:min-width="9.3cm" fo:padding-top="0.231cm" fo:padding-bottom="0.231cm" fo:padding-left="0.356cm" fo:padding-right="0.356cm"/>
    </style:style>
    <style:style style:name="gr17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8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9" style:family="graphic" style:parent-style-name="Default_5f_1">
      <style:graphic-properties draw:stroke="none" draw:fill="none" fo:min-height="6.862cm"/>
      <style:paragraph-properties style:writing-mode="lr-tb"/>
    </style:style>
    <style:style style:name="gr20" style:family="graphic" style:parent-style-name="Default_5f_1">
      <style:graphic-properties draw:stroke="none" svg:stroke-width="0.044cm" draw:stroke-linejoin="miter" draw:fill="solid" draw:fill-color="#ffffff"/>
    </style:style>
    <style:style style:name="gr21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11.92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notes">
      <style:graphic-properties draw:fill-color="#ffffff" fo:min-height="13.362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title">
      <style:graphic-properties draw:auto-grow-height="true" fo:min-height="4.08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499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style:writing-mode="lr-tb"/>
      <style:text-properties fo:font-size="13.8000001907349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a6099"/>
    </style:style>
    <style:style style:name="T10" style:family="text">
      <style:text-properties fo:font-size="18pt"/>
    </style:style>
    <style:style style:name="T11" style:family="text">
      <style:text-properties fo:language="en" fo:country="US" style:font-name-asian="宋体" style:language-asian="zh" style:country-asian="CN" style:font-name-complex="宋体"/>
    </style:style>
    <style:style style:name="T12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3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14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15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style:style style:name="T16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ageRank (Additional Materials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ey and J. Kleinberg (2010): Networks, Crowds, 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9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8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8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Variant: <text:span text:style-name="T9">personalized</text:span> PageRank</text:p>
          </draw:text-box>
        </draw:frame>
        <draw:frame presentation:style-name="pr5" draw:text-style-name="P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5" draw:text-style-name="P11" draw:layer="layout" svg:width="17.682cm" svg:height="6.023cm" svg:x="4.75cm" svg:y="8.063cm">
          <draw:image xlink:href="Pictures/100002010000024C000001E3D6A31EA64EF87522.png" xlink:type="simple" xlink:show="embed" xlink:actuate="onLoad" loext:mime-type="image/png">
            <text:p/>
          </draw:image>
        </draw:frame>
        <draw:frame draw:style-name="gr6" draw:text-style-name="P12" draw:layer="layout" svg:width="22.274cm" svg:height="0.963cm" svg:x="2.872cm" svg:y="14.732cm">
          <draw:text-box>
            <text:p><text:span text:style-name="T10"><text:a xlink:href="http://nlp.stanford.edu/IR-book/html/htmledition/topic-specific-pagerank-1.html" xlink:type="simple">http://nlp.stanford.edu/IR-book/html/htmledition/topic-specific-pagerank-1.html</text:a></text:span><text:span text:style-name="T1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5" draw:text-style-name="P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6" draw:text-style-name="P13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4"><text:span text:style-name="T11">PageRank Implementation </text:span></text:p>
              </text:list-header>
            </text:list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6"><text:span text:style-name="T12">Suppose there are n pages and m links</text:span></text:p>
              </text:list-item>
              <text:list-item>
                <text:p text:style-name="P16"><text:span text:style-name="T12">Trivial implementation of PageRank requires O(M+N) memory</text:span></text:p>
                <text:p text:style-name="P16"><text:span text:style-name="T13"/></text:p>
              </text:list-item>
            </text:list>
          </draw:text-box>
        </draw:frame>
        <draw:custom-shape draw:style-name="gr7" draw:text-style-name="P17" draw:layer="layout" svg:width="25.191cm" svg:height="3.048cm" svg:x="1.399cm" svg:y="10.45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2.621cm" svg:height="2.14cm" svg:x="2.032cm" svg:y="10.814cm">
          <draw:text-box>
            <text:p><text:span text:style-name="T14">Streaming</text:span><text:span text:style-name="T12"> implementation requires O(N) memory … </text:span><text:span text:style-name="T13">how?</text:span></text:p>
            <text:p><text:span text:style-name="T15"><text:tab/></text:span><text:span text:style-name="T15">”</text:span><text:span text:style-name="T15">Streaming” means the graph is never held on memory</text:span></text:p>
          </draw:text-box>
        </draw:frame>
        <presentation:notes draw:style-name="dp2">
          <draw:page-thumbnail draw:style-name="gr4" draw:layer="layout" svg:width="14.234cm" svg:height="11.139cm" svg:x="3.383cm" svg:y="2.231cm" draw:page-number="5" presentation:class="page"/>
          <draw:frame presentation:style-name="pr9" draw:text-style-name="P18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9" draw:text-style-name="P19" draw:layer="layout" svg:width="5.885cm" svg:height="1.098cm" svg:x="7.506cm" svg:y="4.39cm" svg:viewBox="0 0 5886 1099" draw:points="2943,1099 0,1099 0,0 5886,0 5886,1099">
            <text:p/>
          </draw:polygon>
          <draw:path draw:style-name="gr10" draw:text-style-name="P20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0" draw:text-style-name="P20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0" draw:text-style-name="P20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20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20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0" draw:text-style-name="P20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20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0" draw:text-style-name="P20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0" draw:text-style-name="P20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0" draw:text-style-name="P20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0" draw:text-style-name="P20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20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20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PageRank as a form of actual voting (liquid democracy)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16">α</text:span><text:span text:style-name="T17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18">If </text:span><text:span text:style-name="T16">α</text:span><text:span text:style-name="T17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11" draw:text-style-name="P11" draw:layer="layout" svg:width="18.208cm" svg:height="11.287cm" svg:x="4.906cm" svg:y="2.683cm">
          <draw:image xlink:href="Pictures/100000000000032D000001F830912E7C9744A658.png" xlink:type="simple" xlink:show="embed" xlink:actuate="onLoad" loext:mime-type="image/png">
            <text:p/>
          </draw:image>
        </draw:frame>
        <draw:frame presentation:style-name="pr13" draw:text-style-name="P7" draw:layer="layout" svg:width="27.991cm" svg:height="4.089cm" svg:x="0cm" svg:y="0.254cm" presentation:class="title" presentation:user-transformed="true">
          <draw:text-box>
            <text:p><text:span text:style-name="T19">PageRank as a form of liquid democracy</text:span></text:p>
          </draw:text-box>
        </draw:frame>
        <draw:frame draw:style-name="gr12" draw:text-style-name="P22" draw:layer="layout" svg:width="21.893cm" svg:height="0.645cm" svg:x="0.254cm" svg:y="14.916cm">
          <draw:text-box>
            <text:p text:style-name="P21"><text:span text:style-name="T20">Boldi, P., Bonchi, F., Castillo, C., &amp; Vigna, S. (2011). Viscous democracy for social 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draw:style-name="gr13" draw:text-style-name="P11" draw:layer="layout" svg:width="6.35cm" svg:height="15.742cm" svg:x="1.524cm" svg:y="0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4" draw:text-style-name="P11" draw:layer="layout" svg:width="6.248cm" svg:height="15.414cm" svg:x="20.051cm" svg:y="0.08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5" draw:text-style-name="P23" draw:layer="layout" svg:width="8.128cm" svg:height="7.112cm" svg:x="10.16cm" svg:y="6.604cm">
          <draw:text-box>
            <text:p text:style-name="P3"><text:span text:style-name="T21">These two graphs have different alpha (0.2 and 0.9)</text:span></text:p>
            <text:p text:style-name="P3"><text:span text:style-name="T21"/></text:p>
            <text:p text:style-name="P3"><text:span text:style-name="T21">Which one is which?</text:span></text:p>
          </draw:text-box>
        </draw:frame>
        <draw:custom-shape draw:style-name="gr16" draw:text-style-name="P17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draw:style-name="gr17" draw:text-style-name="P11" draw:layer="layout" svg:width="6.35cm" svg:height="15.742cm" svg:x="1.524cm" svg:y="0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8" draw:text-style-name="P11" draw:layer="layout" svg:width="6.248cm" svg:height="15.414cm" svg:x="20.051cm" svg:y="0.08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9" draw:text-style-name="P24" draw:layer="layout" svg:width="8.128cm" svg:height="7.112cm" svg:x="10.16cm" svg:y="6.604cm">
          <draw:text-box>
            <text:p text:style-name="P3"><text:span text:style-name="T21">These two graphs have different alpha (0.2 and 0.9)</text:span></text:p>
            <text:p text:style-name="P3"><text:span text:style-name="T21"/></text:p>
            <text:p text:style-name="P3"><text:span text:style-name="T21">Which one is which?</text:span></text:p>
          </draw:text-box>
        </draw:frame>
        <draw:g>
          <svg:title>TexMaths</svg:title>
          <svg:desc>28§display§\alpha = 0.2§svg§600§FALSE§</svg:desc>
          <draw:polygon draw:style-name="gr20" draw:text-style-name="P19" draw:layer="layout" svg:width="3.205cm" svg:height="0.634cm" svg:x="7.112cm" svg:y="14.752cm" svg:viewBox="0 0 3206 635" draw:points="1602,635 0,635 0,0 3206,0 3206,635">
            <text:p/>
          </draw:polygon>
          <draw:path draw:style-name="gr21" draw:text-style-name="P20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21" draw:text-style-name="P20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21" draw:text-style-name="P20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21" draw:text-style-name="P20" draw:layer="layout" svg:width="0.107cm" svg:height="0.106cm" svg:x="9.635cm" svg:y="15.282cm" svg:viewBox="0 0 108 107" svg:d="M108 54c0-29-25-54-54-54s-54 25-54 54 25 53 54 53 54-24 54-53z">
            <text:p/>
          </draw:path>
          <draw:path draw:style-name="gr21" draw:text-style-name="P20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9" draw:text-style-name="P19" draw:layer="layout" svg:width="3.205cm" svg:height="0.634cm" svg:x="18.384cm" svg:y="14.752cm" svg:viewBox="0 0 3206 635" draw:points="1602,635 0,635 0,0 3206,0 3206,635">
            <text:p/>
          </draw:polygon>
          <draw:path draw:style-name="gr10" draw:text-style-name="P20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0" draw:text-style-name="P20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0" draw:text-style-name="P20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0" draw:text-style-name="P20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0" draw:text-style-name="P20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 presentation:use-date-time-name="dtd1">
        <draw:frame presentation:style-name="pr11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Personalized PageRank</text:p>
              </text:list-item>
              <text:list-item>
                <text:p>Liquid democracy example, will help you understand the role of the parameter alph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7:17.287542512</dc:date>
    <meta:editing-duration>PT6H39M25S</meta:editing-duration>
    <meta:editing-cycles>65</meta:editing-cycles>
    <meta:generator>LibreOffice/6.4.7.2$Linux_X86_64 LibreOffice_project/40$Build-2</meta:generator>
    <meta:document-statistic meta:object-count="122"/>
  </office:meta>
</office:document-meta>
</file>

<file path=Object 1/content.xml><?xml version="1.0" encoding="utf-8"?>
<math xmlns="http://www.w3.org/1998/Math/MathML" display="block"/>
</file>